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06DDF844383940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imgM" draw:opacity="30%" draw:opacity-name="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4.191cm" fo:min-width="12.869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2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191cm" fo:min-width="13.95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3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svg:stroke-opacity="96%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5.232cm" fo:min-width="13.451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4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8.691cm" fo:min-width="14.45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language="uk" fo:country="UA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name="Shadow-blue 1" draw:style-name="gr1" draw:text-style-name="P2" draw:layer="layout" svg:width="13.418cm" svg:height="4.5cm" svg:x="1cm" svg:y="6.915cm">
          <text:p text:style-name="P1"><text:span text:style-name="T1">Для компаній, що доставляють</text:span></text:p>
          <text:p text:style-name="P1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name="Shadow-blue 3" draw:style-name="gr2" draw:text-style-name="P2" draw:layer="layout" svg:width="14.5cm" svg:height="1.5cm" svg:x="0.582cm" svg:y="1.258cm">
          <text:p text:style-name="P3"><text:span text:style-name="T2">Пропозиція від П.П. Жабко О.Л.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hadow-blue 2" draw:style-name="gr3" draw:text-style-name="P2" draw:layer="layout" svg:width="14cm" svg:height="5.541cm" draw:transform="skewX (-0.00994837673636768) translate (0.973cm 9.814cm)">
          <text:p text:style-name="P1"><text:span text:style-name="T1">Комплекс «Driver Assistant»</text:span></text:p>
          <text:p text:style-name="P1"><text:span text:style-name="T1"><text:s/></text:span><text:span text:style-name="T1">потрібен вашої компанії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hadow-blue 4" draw:style-name="gr4" draw:text-style-name="P2" draw:layer="layout" svg:width="15cm" svg:height="9cm" svg:x="0.5cm" svg:y="10.5cm">
          <text:p text:style-name="P1"><text:span text:style-name="T1">Drivers Android APPs + WiFi serv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arch-down-curve" draw:modifiers="0" draw:enhanced-path="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frame draw:style-name="gr5" draw:text-style-name="P4" draw:layer="layout" svg:width="15.5cm" svg:height="5.228cm" svg:x="0.285cm" svg:y="22.253cm">
          <draw:text-box>
            <text:p>Contact info:</text:p>
            <text:p>13312, Ukraine,Berdichev. Zdorovia 34.</text:p>
            <text:p>mailto: <text:a xlink:href="mailto:olegzhabko@gmail.com" xlink:type="simple">olegzhabko@gmail.com</text:a></text:p>
            <text:p>Facebook; <text:a xlink:href="https://www.facebook.com/tet.a.tet.mobi" xlink:type="simple">https://www.facebook.com/tet.a.tet.mobi</text:a></text:p>
            <text:p>Phone, WhatsApp.Telegram, Viber: </text:p>
            <text:p>+38 (067) 411-98-75. </text:p>
            <text:p>Local Time: UTC+2.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imgM" xlink:href="Pictures/10000000000004000000040006DDF8443839405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Указатель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ejaVu Sans2" style:font-family-asian="'DejaVu Sans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799999237060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709cm" fo:margin-bottom="0cm" fo:text-indent="0cm"/>
      <style:text-properties fo:font-size="49.700000762939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531cm" fo:margin-bottom="0cm" fo:text-indent="0cm"/>
      <style:text-properties fo:font-size="42.5999984741211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Обычный" style:page-layout-name="PM1" draw:style-name="Mdp1">
      <draw:frame presentation:style-name="Обычный-title" draw:layer="backgroundobjects" svg:width="14.174cm" svg:height="4.675cm" svg:x="0.786cm" svg:y="1.116cm" presentation:class="title" presentation:placeholder="true">
        <draw:text-box/>
      </draw:frame>
      <draw:frame presentation:style-name="Обычный-outline1" draw:layer="backgroundobjects" svg:width="14.174cm" svg:height="16.238cm" svg:x="0.786cm" svg:y="6.549cm" presentation:class="outline" presentation:placeholder="true">
        <draw:text-box/>
      </draw:frame>
      <draw:frame presentation:style-name="Mpr1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49:56.221110470</meta:creation-date>
    <dc:date>2024-11-15T13:31:28.617029405</dc:date>
    <meta:editing-duration>PT31M59S</meta:editing-duration>
    <meta:editing-cycles>2</meta:editing-cycles>
    <meta:generator>LibreOffice/7.4.7.2$Linux_X86_64 LibreOffice_project/40$Build-2</meta:generator>
    <meta:document-statistic meta:object-count="28"/>
  </office:meta>
</office:document-meta>
</file>